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1d41a" draw:textarea-horizontal-align="justify" draw:textarea-vertical-align="middle" draw:auto-grow-height="false" fo:min-height="1.25cm" fo:min-width="8.75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cm" fo:min-width="8.75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1cm" fo:min-width="8.75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5cm" fo:min-width="8.75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5cm" fo:min-width="4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cm" fo:min-width="4.85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02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cm" fo:min-width="2.4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cm" fo:min-width="2.403cm" loext:decorative="false"/>
      <style:paragraph-properties style:writing-mode="lr-tb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 fo:min-height="1.5cm" fo:min-width="8.75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cm" fo:min-width="4.045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17.8999996185303pt"/>
    </style:style>
    <style:style style:name="P2" style:family="paragraph">
      <loext:graphic-properties draw:fill-color="#81d41a"/>
      <style:paragraph-properties fo:text-align="center" style:writing-mode="lr-tb"/>
      <style:text-properties fo:font-size="17.8999996185303pt"/>
    </style:style>
    <style:style style:name="P3" style:family="paragraph">
      <loext:graphic-properties draw:fill-color="#ff0000"/>
      <style:paragraph-properties fo:text-align="center" style:writing-mode="lr-tb"/>
      <style:text-properties fo:font-size="17.8999996185303pt"/>
    </style:style>
    <style:style style:name="P4" style:family="paragraph">
      <style:text-properties fo:font-size="17.8999996185303pt"/>
    </style:style>
    <style:style style:name="P5" style:family="paragraph">
      <loext:graphic-properties draw:fill="none" draw:fill-color="#ffffff"/>
      <style:text-properties fo:font-size="17.8999996185303pt"/>
    </style:style>
    <style:style style:name="P6" style:family="paragraph">
      <loext:graphic-properties draw:fill-color="#ffff00"/>
      <style:paragraph-properties fo:text-align="center" style:writing-mode="lr-tb"/>
      <style:text-properties fo:font-size="17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25cm" svg:height="1.5cm" svg:x="0.329cm" svg:y="0.24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25cm" svg:height="2.25cm" svg:x="0.329cm" svg:y="2.24cm">
          <text:p text:style-name="P1">Board Support Crate 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25cm" svg:height="1.25cm" svg:x="0.329cm" svg:y="13.49cm">
          <text:p text:style-name="P1">Physical devic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25cm" svg:height="2.75cm" svg:x="0.329cm" svg:y="4.99cm">
          <text:p text:style-name="P1">Hardware Abstraction Layer (HAL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5cm" svg:height="2.75cm" svg:x="0.329cm" svg:y="10.24cm">
          <text:p text:style-name="P1">Architecture Support Crate</text:p>
          <text:p text:style-name="P1">cortex-*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5cm" svg:height="2.75cm" svg:x="5.079cm" svg:y="10.24cm">
          <text:p text:style-name="P1">Peripheral Access Control (PAC)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5.358cm" svg:height="3.95cm" svg:x="10.392cm" svg:y="2.78cm">
          <draw:text-box>
            <text:p text:style-name="P4">rp-pico</text:p>
            <text:p text:style-name="P4">(in rp-hal-boards)</text:p>
          </draw:text-box>
        </draw:frame>
        <draw:frame draw:style-name="gr7" draw:text-style-name="P5" draw:layer="layout" svg:width="3.525cm" svg:height="1cm" svg:x="10.475cm" svg:y="5cm">
          <draw:text-box>
            <text:p text:style-name="P4">rp2040-hal</text:p>
          </draw:text-box>
        </draw:frame>
        <draw:frame draw:style-name="gr8" draw:text-style-name="P5" draw:layer="layout" svg:width="2.97cm" svg:height="3.23cm" svg:x="10.329cm" svg:y="11.03cm">
          <draw:text-box>
            <text:p text:style-name="P4">cortex-m</text:p>
          </draw:text-box>
        </draw:frame>
        <draw:frame draw:style-name="gr9" draw:text-style-name="P5" draw:layer="layout" svg:width="2.903cm" svg:height="3.95cm" svg:x="13.75cm" svg:y="11cm">
          <draw:text-box>
            <text:p text:style-name="P4">rp2040</text:p>
            <text:p text:style-name="P4">-pac</text:p>
          </draw:text-box>
        </draw:frame>
        <draw:custom-shape draw:style-name="gr10" draw:text-style-name="P6" draw:layer="layout" svg:width="9.25cm" svg:height="1.75cm" svg:x="0.329cm" svg:y="7.99cm">
          <text:p text:style-name="P1">Embedded HAL</text:p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4.545cm" svg:height="3.23cm" svg:x="10.304cm" svg:y="8.28cm">
          <draw:text-box>
            <text:p text:style-name="P4">embedded-hal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018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9T09:54:57.046652462</meta:creation-date>
    <dc:date>2024-04-18T22:38:43.239661567</dc:date>
    <meta:editing-duration>PT7H5M19S</meta:editing-duration>
    <meta:editing-cycles>6</meta:editing-cycles>
    <meta:generator>LibreOffice/7.6.1.2$Linux_X86_64 LibreOffice_project/f5defcebd022c5bc36bbb79be232cb6926d8f674</meta:generator>
    <meta:document-statistic meta:object-count="12"/>
  </office:meta>
</office:document-meta>
</file>